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2" style:family="paragraph" style:parent-style-name="Standard">
      <style:paragraph-properties fo:line-height="100%"/>
      <style:text-properties style:font-name="Arial1" style:font-name-complex="Arial2"/>
    </style:style>
    <style:style style:name="P3" style:family="paragraph" style:parent-style-name="Standard">
      <style:paragraph-properties fo:line-height="100%"/>
      <style:text-properties style:font-name="Arial1" fo:font-weight="bold" style:font-weight-asian="bold" style:font-name-complex="Arial2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599e7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Arial1" fo:font-weight="bold" style:font-weight-asian="bold" style:font-name-complex="Arial2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style:font-name-complex="Arial2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officeooo:paragraph-rsid="003ad953" style:font-name-complex="Arial2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officeooo:paragraph-rsid="0040b047" style:font-name-complex="Arial2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officeooo:rsid="002d8382" officeooo:paragraph-rsid="002d8382" style:font-name-complex="Arial2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use-window-font-color="true" style:font-name="Arial1" style:font-name-complex="Arial2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Standard">
      <style:paragraph-properties fo:margin-left="5.4102in" fo:margin-right="0in" fo:line-height="100%" fo:text-indent="0in" style:auto-text-indent="false"/>
      <style:text-properties style:font-name="Arial1" style:font-name-complex="Arial2"/>
    </style:style>
    <style:style style:name="P15" style:family="paragraph" style:parent-style-name="Standard">
      <style:paragraph-properties fo:margin-top="0.0555in" fo:margin-bottom="0.0555in" loext:contextual-spacing="false" fo:line-height="100%" fo:text-align="justify" style:justify-single-word="false"/>
      <style:text-properties fo:color="#1f4e79" style:font-name="Monotype Corsiva" fo:font-size="20pt" officeooo:rsid="002d8382" officeooo:paragraph-rsid="002d8382" style:font-size-asian="20pt" style:font-name-complex="Arial2" style:font-size-complex="20pt"/>
    </style:style>
    <style:style style:name="P16" style:family="paragraph" style:parent-style-name="Standard">
      <style:paragraph-properties fo:line-height="100%" fo:break-before="page"/>
      <style:text-properties style:font-name="Arial1" style:font-name-complex="Arial2"/>
    </style:style>
    <style:style style:name="P17" style:family="paragraph" style:parent-style-name="Standard">
      <style:paragraph-properties fo:line-height="100%"/>
      <style:text-properties style:font-name="Arial1" officeooo:paragraph-rsid="0049f84d" style:font-name-complex="Arial2"/>
    </style:style>
    <style:style style:name="P18" style:family="paragraph" style:parent-style-name="Standard">
      <style:paragraph-properties fo:line-height="100%"/>
      <style:text-properties style:font-name="Arial1" fo:font-weight="bold" officeooo:paragraph-rsid="0049f84d" style:font-weight-asian="bold" style:font-name-complex="Arial2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officeooo:paragraph-rsid="0049f84d" style:font-size-asian="9pt" style:font-name-complex="Arial2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text-underline-style="solid" style:text-underline-width="auto" style:text-underline-color="font-color" officeooo:paragraph-rsid="0049f84d" style:font-size-asian="9pt" style:font-name-complex="Arial2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style:text-underline-style="solid" style:text-underline-width="auto" style:text-underline-color="font-color" officeooo:paragraph-rsid="0049f84d" style:font-name-complex="Arial2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Arial1" fo:font-weight="bold" officeooo:paragraph-rsid="0049f84d" style:font-weight-asian="bold" style:font-name-complex="Arial2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officeooo:paragraph-rsid="0049f84d" style:font-name-complex="Arial2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1" officeooo:paragraph-rsid="0049f84d" style:font-name-complex="Arial2"/>
    </style:style>
    <style:style style:name="P2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officeooo:rsid="002d8382" officeooo:paragraph-rsid="0049f84d" style:font-name-complex="Arial2"/>
    </style:style>
    <style:style style:name="P2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1" fo:font-size="14pt" fo:font-weight="bold" officeooo:paragraph-rsid="0049f84d" style:font-size-asian="14pt" style:font-weight-asian="bold" style:font-name-complex="Arial2" style:font-size-complex="14pt"/>
    </style:style>
    <style:style style:name="P2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49f84d"/>
    </style:style>
    <style:style style:name="P2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use-window-font-color="true" style:font-name="Arial1" officeooo:paragraph-rsid="0049f84d" style:font-name-complex="Arial2"/>
    </style:style>
    <style:style style:name="P29" style:family="paragraph" style:parent-style-name="Standard" style:master-page-name="First_20_Page">
      <style:paragraph-properties fo:line-height="100%" fo:text-align="center" style:justify-single-word="false" style:page-number="auto"/>
      <style:text-properties fo:color="#7f7f7f" style:font-name="Arial1" fo:font-size="9pt" officeooo:paragraph-rsid="0049f84d" style:font-size-asian="9pt" style:font-name-complex="Arial2" style:font-size-complex="9pt"/>
    </style:style>
    <style:style style:name="P30" style:family="paragraph" style:parent-style-name="Standard">
      <style:paragraph-properties fo:margin-left="5.4102in" fo:margin-right="0in" fo:line-height="100%" fo:text-indent="0in" style:auto-text-indent="false"/>
      <style:text-properties style:font-name="Arial1" officeooo:paragraph-rsid="0049f84d" style:font-name-complex="Arial2"/>
    </style:style>
    <style:style style:name="P31" style:family="paragraph" style:parent-style-name="Standard">
      <style:paragraph-properties fo:margin-top="0.0555in" fo:margin-bottom="0.0555in" loext:contextual-spacing="false" fo:line-height="100%" fo:text-align="justify" style:justify-single-word="false"/>
      <style:text-properties fo:color="#1f4e79" style:font-name="Monotype Corsiva" fo:font-size="20pt" officeooo:rsid="002d8382" officeooo:paragraph-rsid="0049f84d" style:font-size-asian="20pt" style:font-name-complex="Arial2" style:font-size-complex="20pt"/>
    </style:style>
    <style:style style:name="P32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Arial1" fo:font-weight="bold" officeooo:paragraph-rsid="0049f84d" style:font-weight-asian="bold" style:font-name-complex="Arial2"/>
    </style:style>
    <style:style style:name="T1" style:family="text">
      <style:text-properties officeooo:rsid="0009f73b"/>
    </style:style>
    <style:style style:name="T2" style:family="text">
      <style:text-properties officeooo:rsid="000cf361"/>
    </style:style>
    <style:style style:name="T3" style:family="text">
      <style:text-properties fo:color="#7f7f7f" style:font-name="Arial1" fo:font-size="9pt" style:font-size-asian="9pt" style:font-name-complex="Arial2" style:font-size-complex="9pt"/>
    </style:style>
    <style:style style:name="T4" style:family="text">
      <style:text-properties fo:color="#7f7f7f" fo:font-size="9pt" style:font-size-asian="9pt" style:font-size-complex="9pt"/>
    </style:style>
    <style:style style:name="T5" style:family="text">
      <style:text-properties fo:color="#7f7f7f" fo:font-size="9pt" officeooo:rsid="0009f73b" style:font-size-asian="9pt" style:font-size-complex="9pt"/>
    </style:style>
    <style:style style:name="T6" style:family="text">
      <style:text-properties fo:color="#7f7f7f" fo:font-size="9pt" officeooo:rsid="000cf361" style:font-size-asian="9pt" style:font-size-complex="9pt"/>
    </style:style>
    <style:style style:name="T7" style:family="text">
      <style:text-properties style:font-name="Arial1" style:font-name-complex="Arial2"/>
    </style:style>
    <style:style style:name="T8" style:family="text">
      <style:text-properties style:font-name="Arial1" fo:background-color="#ffff00" loext:char-shading-value="0" style:font-name-complex="Arial2"/>
    </style:style>
    <style:style style:name="T9" style:family="text">
      <style:text-properties style:font-name="Arial1" officeooo:rsid="00120e89" fo:background-color="#ffff00" loext:char-shading-value="0" style:font-name-complex="Arial2"/>
    </style:style>
    <style:style style:name="T10" style:family="text">
      <style:text-properties officeooo:rsid="000b9888"/>
    </style:style>
    <style:style style:name="T11" style:family="text">
      <style:text-properties officeooo:rsid="000e3009"/>
    </style:style>
    <style:style style:name="T12" style:family="text">
      <style:text-properties officeooo:rsid="000fba91"/>
    </style:style>
    <style:style style:name="T13" style:family="text">
      <style:text-properties style:use-window-font-color="true" style:font-name="Arial1" officeooo:rsid="00120e89" fo:background-color="#ffff00" loext:char-shading-value="0" style:font-name-complex="Arial2"/>
    </style:style>
    <style:style style:name="T14" style:family="text">
      <style:text-properties style:use-window-font-color="true" style:font-name="Arial1" officeooo:rsid="00295392" fo:background-color="#ffff00" loext:char-shading-value="0" style:font-name-complex="Arial2"/>
    </style:style>
    <style:style style:name="T15" style:family="text">
      <style:text-properties style:use-window-font-color="true" style:font-name="Arial1" fo:language="de" fo:country="DE" officeooo:rsid="00120e89" fo:background-color="#ffff00" loext:char-shading-value="0" style:font-name-complex="Arial2"/>
    </style:style>
    <style:style style:name="T16" style:family="text">
      <style:text-properties style:use-window-font-color="true" officeooo:rsid="00120e89" fo:background-color="#ffff00" loext:char-shading-value="0"/>
    </style:style>
    <style:style style:name="T17" style:family="text">
      <style:text-properties style:use-window-font-color="true" officeooo:rsid="003528c9" fo:background-color="#ffff00" loext:char-shading-value="0"/>
    </style:style>
    <style:style style:name="T18" style:family="text">
      <style:text-properties style:use-window-font-color="true" officeooo:rsid="00120e89" fo:background-color="#ffffff" loext:char-shading-value="0"/>
    </style:style>
    <style:style style:name="T19" style:family="text">
      <style:text-properties style:use-window-font-color="true" officeooo:rsid="00401779" fo:background-color="#ffffff" loext:char-shading-value="0"/>
    </style:style>
    <style:style style:name="T20" style:family="text">
      <style:text-properties style:use-window-font-color="true" officeooo:rsid="0040b047" fo:background-color="#ffffff" loext:char-shading-value="0"/>
    </style:style>
    <style:style style:name="T21" style:family="text">
      <style:text-properties fo:language="de" fo:country="DE"/>
    </style:style>
    <style:style style:name="T22" style:family="text">
      <style:text-properties officeooo:rsid="001be98d"/>
    </style:style>
    <style:style style:name="T23" style:family="text">
      <style:text-properties officeooo:rsid="003528c9"/>
    </style:style>
    <style:style style:name="T24" style:family="text">
      <style:text-properties officeooo:rsid="003ad9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2"/>
      <text:p text:style-name="P22"/>
      <text:p text:style-name="P22"/>
      <text:p text:style-name="P22"><text:span text:style-name="T11">ABCD</text:span> GmbH</text:p>
      <text:p text:style-name="P22">Frau Petra Personal</text:p>
      <text:p text:style-name="P22">Musterstraße 11</text:p>
      <text:p text:style-name="P18">12345 Musterstadt</text:p>
      <text:p text:style-name="P18"/>
      <text:p text:style-name="P30"><text:span text:style-name="T10">11</text:span>.0<text:span text:style-name="T10">3</text:span>.<text:span text:style-name="T10">2018</text:span></text:p>
      <text:p text:style-name="P17"/>
      <text:p text:style-name="P26"><text:span text:style-name="T12">B</text:span>ewerbung <text:span text:style-name="T12">um dei Position als</text:span> &lt;<text:span text:style-name="T16">MUSTERBERUF</text:span>&gt;</text:p>
      <text:p text:style-name="P22"/>
      <text:p text:style-name="P23">Sehr geehrte Frau <text:span text:style-name="T16">Personal</text:span>,</text:p>
      <text:p text:style-name="P23"/>
      <text:p text:style-name="P27"><text:span text:style-name="T7">über die Internetseite </text:span><text:span text:style-name="T8">www.</text:span><text:span text:style-name="T9">de.indeed</text:span><text:span text:style-name="T8">.co</text:span><text:span text:style-name="T9">m</text:span><text:span text:style-name="T7"> bin ich auf Ihre Stellenanzeige vom </text:span><text:span text:style-name="T13">1</text:span><text:span text:style-name="T14">1</text:span><text:span text:style-name="T13">.0</text:span><text:span text:style-name="T14">3</text:span><text:span text:style-name="T13">.</text:span><text:span text:style-name="T14">2018</text:span><text:span text:style-name="T7"> aufmerksam geworden. Durch meine mehr als </text:span><text:span text:style-name="T13">8-jährige</text:span><text:span text:style-name="T7"> Berufserfahrung in der </text:span><text:span text:style-name="T15">Automobilindustrie, spezialisiert auf Modellentwicklung, Testautomatisierung</text:span><text:span text:style-name="T21"> </text:span><text:span text:style-name="T7">und die kontinuierliche, selbständige Weiterbildung bin ich davon überzeugt, die mit der herausfordernden Stelle als </text:span><text:span text:style-name="T13">&lt;Musterberuf&gt;</text:span><text:span text:style-name="T7"> verbundenen Anforderungen zu Ihrer Zufriedenheit erfüllen zu können. Daher bewerbe ich mich hiermit gerne bei Ihrem renommierten Unternehmen.</text:span></text:p>
      <text:p text:style-name="P23"/>
      <text:p text:style-name="P23">Mittlerweile arbeite ich seit mehr als <text:span text:style-name="T16">acht</text:span> Jahren in der <text:span text:style-name="T16">Steuergeräte-Software und</text:span><text:span text:style-name="T22"> </text:span><text:span text:style-name="T16">Testentwicklung</text:span>. In meiner aktuellen Position als <text:span text:style-name="T16">Senior Technical Lead</text:span> hatte ich die Möglichkeit, bei der <text:span text:style-name="T16">Steuergeräte-Software und Testentwicklung</text:span> <text:span text:style-name="T23">in der</text:span> <text:span text:style-name="T16">Gesamt Steuergeräte Entwicklung</text:span><text:span text:style-name="T17"> </text:span><text:span text:style-name="T16">prozesse </text:span><text:span text:style-name="T18">.</text:span><text:span text:style-name="T19"> </text:span><text:span text:style-name="T20">Ich könnte auch mehrere Tools mit verschiedenen Technologien entwickeln, um die Gesamteffizienz des Prozesses zu verbessern</text:span></text:p>
      <text:p text:style-name="P28"/>
      <text:p text:style-name="P23">Eine hohe Einsatzbereitschaft sowie sorgfältiges aber effektives Arbeiten bei der <text:span text:style-name="T16">Steuergeräte-Software und</text:span><text:span text:style-name="T22"> </text:span><text:span text:style-name="T16">Testentwicklung</text:span> ist für mich die Grundlage, um die dort gesteckten Unternehmensziele zu erreichen. <text:span text:style-name="T24">D</text:span>ie Motivation, stetig besser zu werden, an und bildet damit die Grundlage für ein erfolgreiches Arbeiten in Ihrem Unternehmen. Bei der <text:span text:style-name="T16">Steuergeräte-Software und</text:span><text:span text:style-name="T22"> </text:span><text:span text:style-name="T16">Testentwicklung</text:span> reizt es mich als leidenschaftlicher <text:span text:style-name="T16">Entwickler</text:span><text:span text:style-name="T24">,</text:span> die mir übertragenen Aufgaben bei der konstruktiven Arbeit im Team zu erledigen.</text:p>
      <text:p text:style-name="P23"/>
      <text:p text:style-name="P23">Mein Ziel ist es, die angeeigneten Fähigkeiten gewinnbringend in Ihrem Unternehmen einzusetzen und mich dabei selbst kontinuierlich weiterzuentwickeln, um stets ein leistungsfähiger Mitarbeiter in Ihrem Unternehmen zu sein.</text:p>
      <text:p text:style-name="P23"/>
      <text:p text:style-name="P23">Gerne überzeuge ich Sie bei einem persönlichen Vorstellungsgespräch von meinen Fähigkeiten.</text:p>
      <text:p text:style-name="P23"/>
      <text:p text:style-name="P23">Mit freundlichen Grüßen</text:p>
      <text:p text:style-name="P31"/>
      <text:p text:style-name="P25">Vishnu Vasan Nehru</text:p>
      <text:p text:style-name="P23"/>
      <text:p text:style-name="P21">Anla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false" fo:line-height="115%" fo:text-indent="0in" style:auto-text-indent="false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736in" fo:margin-left="2.6382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9583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4.4583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5.4583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9583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6.4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9583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.2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216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7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716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2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7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2165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 style:master-page-name="First_20_Page">
      <style:paragraph-properties fo:line-height="100%" fo:text-align="center" style:justify-single-word="false" style:page-number="auto"/>
      <style:text-properties fo:color="#7f7f7f" style:font-name="Arial1" fo:font-size="9pt" officeooo:paragraph-rsid="0049f84d" style:font-size-asian="9pt" style:font-name-complex="Arial2" style:font-size-complex="9pt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1" officeooo:paragraph-rsid="0049f84d" style:font-name-complex="Arial2"/>
    </style:style>
    <style:style style:name="MT1" style:family="text">
      <style:text-properties officeooo:rsid="0009f73b"/>
    </style:style>
    <style:style style:name="MT2" style:family="text">
      <style:text-properties officeooo:rsid="000cf361"/>
    </style:style>
    <style:style style:name="MT3" style:family="text">
      <style:text-properties fo:color="#7f7f7f" style:font-name="Arial1" fo:font-size="9pt" style:font-size-asian="9pt" style:font-name-complex="Arial2" style:font-size-complex="9pt"/>
    </style:style>
    <style:style style:name="MT4" style:family="text">
      <style:text-properties fo:color="#7f7f7f" fo:font-size="9pt" officeooo:rsid="0009f73b" style:font-size-asian="9pt" style:font-size-complex="9pt"/>
    </style:style>
    <style:style style:name="MT5" style:family="text">
      <style:text-properties fo:color="#7f7f7f" fo:font-size="9pt" style:font-size-asian="9pt" style:font-size-complex="9pt"/>
    </style:style>
    <style:style style:name="MT6" style:family="text">
      <style:text-properties fo:color="#7f7f7f" fo:font-size="9pt" officeooo:rsid="000cf361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8in" fo:margin-left="0in" fo:margin-right="0in" fo:margin-bottom="0.158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ishnu Vasan Nehru</text:span> ● <text:span text:style-name="MT1">B10 New Housing Unit</text:span> ● <text:span text:style-name="MT1">614001</text:span> <text:span text:style-name="MT1">Mannargudi, India</text:span></text:p>
        <text:p text:style-name="MP2"><text:span text:style-name="MT1">+91 88611 94875</text:span> ● <text:span text:style-name="MT2">Vishnuvasan@Vishnuvasan.com</text:span></text:p>
      </style:header>
      <style:footer>
        <text:p text:style-name="MP3"><text:span text:style-name="MT3">Seite </text:span><text:page-number style:num-format="1" text:select-page="current">2</text:page-number><text:span text:style-name="MT3"> von </text:span><text:page-count style:num-format="1"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1">Vishnu Vasan Nehru</text:span> ● <text:span text:style-name="MT1">B10 New Housing Unit</text:span> ● <text:span text:style-name="MT1">614001</text:span> <text:span text:style-name="MT1">Mannargudi, India</text:span></text:p>
        <text:p text:style-name="MP5"><text:span text:style-name="MT4">+91 88611 94875</text:span><text:span text:style-name="MT5"> ● </text:span><text:span text:style-name="MT6">Vishnuvasan@Vishnuvasan.co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1</meta:editing-cycles>
    <meta:creation-date>2018-03-11T13:28:57.677996612</meta:creation-date>
    <meta:editing-duration>PT1H37M45S</meta:editing-duration>
    <meta:generator>LibreOffice/5.3.7.2.0$Linux_X86_64 LibreOffice_project/30$Build-2</meta:generator>
    <dc:description>Bewerbung erstellt von &lt;a href="http://bewerbung.co" title="Bewerbung.co"&gt;Bewerbung.co&lt;/a&gt;. Komplette Bewerbung mit Deckblatt, Bewerbungsschreiben und Lebenslauf. Darüber hinaus enthalten die Dokumente der Bewerbung bereits Musterangaben zur Orientierung.</dc:description>
    <meta:keyword>Bewerbung</meta:keyword>
    <meta:keyword>Musterbewerbung</meta:keyword>
    <meta:keyword>Resume</meta:keyword>
    <meta:keyword>Vorlage Bewerbung</meta:keyword>
    <meta:keyword>Bewerbung Muster</meta:keyword>
    <dc:subject>Komplette Bewerbung in schwarz. Als Schriftart wurde für diese Bewerbung Arial verwendet.</dc:subject>
    <dc:title>bewerbung-vorlage</dc:title>
    <dc:date>2018-03-11T15:43:36.445638228</dc:date>
    <meta:document-statistic meta:table-count="0" meta:image-count="0" meta:object-count="0" meta:page-count="1" meta:paragraph-count="20" meta:word-count="284" meta:character-count="2173" meta:non-whitespace-character-count="19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cense">Bewerbung.co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ewerbung-vorlage" xlink:href="../../../../../Templates/Business%20Correspondence/bewerbung-vorlage.ott" meta:date="2018-03-11T13:28:54.570219561"/>
  </office:meta>
</office:document-meta>
</file>